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5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21.27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5.3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erageAjoutFileBinomialeTasMin" table:style-name="ta1">
        <table:shapes>
          <draw:frame draw:z-index="0" draw:style-name="gr1" draw:text-style-name="P1" svg:width="233.29mm" svg:height="129.79mm" svg:x="17.19mm" svg:y="41.28mm">
            <loext:p draw:notify-on-update-of-ranges="averageAjoutFileBinomialeTasMin.B1:averageAjoutFileBinomialeTasMin.I1 averageAjoutFileBinomialeTasMin.A7:averageAjoutFileBinomialeTasMin.A7 averageAjoutFileBinomialeTasMin.B7:averageAjoutFileBinomialeTasMin.I7 averageAjoutFileBinomialeTasMin.A6:averageAjoutFileBinomialeTasMin.A6 averageAjoutFileBinomialeTasMin.B6:averageAjoutFileBinomialeTasMin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444228" calcext:value-type="float">
            <text:p>444228</text:p>
          </table:table-cell>
          <table:table-cell office:value-type="float" office:value="709729" calcext:value-type="float">
            <text:p>709729</text:p>
          </table:table-cell>
          <table:table-cell office:value-type="float" office:value="844415" calcext:value-type="float">
            <text:p>844415</text:p>
          </table:table-cell>
          <table:table-cell office:value-type="float" office:value="2119983" calcext:value-type="float">
            <text:p>2119983</text:p>
          </table:table-cell>
          <table:table-cell office:value-type="float" office:value="39508294" calcext:value-type="float">
            <text:p>39508294</text:p>
          </table:table-cell>
          <table:table-cell office:value-type="float" office:value="105557731" calcext:value-type="float">
            <text:p>105557731</text:p>
          </table:table-cell>
          <table:table-cell office:value-type="float" office:value="499567877" calcext:value-type="float">
            <text:p>499567877</text:p>
          </table:table-cell>
          <table:table-cell office:value-type="float" office:value="3943653227" calcext:value-type="float">
            <text:p>3943653227</text:p>
          </table:table-cell>
        </table:table-row>
        <table:table-row table:style-name="ro1">
          <table:table-cell office:value-type="string" calcext:value-type="string">
            <text:p>Tas min</text:p>
          </table:table-cell>
          <table:table-cell office:value-type="float" office:value="267431" calcext:value-type="float">
            <text:p>267431</text:p>
          </table:table-cell>
          <table:table-cell office:value-type="float" office:value="282592" calcext:value-type="float">
            <text:p>282592</text:p>
          </table:table-cell>
          <table:table-cell office:value-type="float" office:value="1497489" calcext:value-type="float">
            <text:p>1497489</text:p>
          </table:table-cell>
          <table:table-cell office:value-type="float" office:value="650480" calcext:value-type="float">
            <text:p>650480</text:p>
          </table:table-cell>
          <table:table-cell office:value-type="float" office:value="7616844" calcext:value-type="float">
            <text:p>7616844</text:p>
          </table:table-cell>
          <table:table-cell office:value-type="float" office:value="20887493" calcext:value-type="float">
            <text:p>20887493</text:p>
          </table:table-cell>
          <table:table-cell office:value-type="float" office:value="72804334" calcext:value-type="float">
            <text:p>72804334</text:p>
          </table:table-cell>
          <table:table-cell office:value-type="float" office:value="449812419" calcext:value-type="float">
            <text:p>44981241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le Binomiale</text:p>
          </table:table-cell>
          <table:table-cell table:formula="of:=[.B2]/(1000000)" office:value-type="float" office:value="0" calcext:value-type="float">
            <text:p>0</text:p>
          </table:table-cell>
          <table:table-cell table:formula="of:=[.C2]/(1000000)" office:value-type="float" office:value="0.709729" calcext:value-type="float">
            <text:p>0,709729</text:p>
          </table:table-cell>
          <table:table-cell table:formula="of:=[.D2]/(1000000)" office:value-type="float" office:value="0.844415" calcext:value-type="float">
            <text:p>0,844415</text:p>
          </table:table-cell>
          <table:table-cell table:formula="of:=[.E2]/(1000000)" office:value-type="float" office:value="2.119983" calcext:value-type="float">
            <text:p>2,119983</text:p>
          </table:table-cell>
          <table:table-cell table:formula="of:=[.F2]/(1000000)" office:value-type="float" office:value="39.508294" calcext:value-type="float">
            <text:p>39,508294</text:p>
          </table:table-cell>
          <table:table-cell table:formula="of:=[.G2]/(1000000)" office:value-type="float" office:value="105.557731" calcext:value-type="float">
            <text:p>105,557731</text:p>
          </table:table-cell>
          <table:table-cell table:formula="of:=[.H2]/(1000000)" office:value-type="float" office:value="499.567877" calcext:value-type="float">
            <text:p>499,567877</text:p>
          </table:table-cell>
          <table:table-cell table:formula="of:=[.I2]/(1000000)" office:value-type="float" office:value="3943.653227" calcext:value-type="float">
            <text:p>3943,653227</text:p>
          </table:table-cell>
        </table:table-row>
        <table:table-row table:style-name="ro1">
          <table:table-cell office:value-type="string" calcext:value-type="string">
            <text:p>TasMin Arbre</text:p>
          </table:table-cell>
          <table:table-cell table:formula="of:=[.B3]/(1000000)" office:value-type="float" office:value="0.267431" calcext:value-type="float">
            <text:p>0,267431</text:p>
          </table:table-cell>
          <table:table-cell table:formula="of:=[.C3]/(1000000)" office:value-type="float" office:value="0.282592" calcext:value-type="float">
            <text:p>0,282592</text:p>
          </table:table-cell>
          <table:table-cell table:formula="of:=[.D3]/(1000000)" office:value-type="float" office:value="1.497489" calcext:value-type="float">
            <text:p>1,497489</text:p>
          </table:table-cell>
          <table:table-cell table:formula="of:=[.E3]/(1000000)" office:value-type="float" office:value="0.65048" calcext:value-type="float">
            <text:p>0,65048</text:p>
          </table:table-cell>
          <table:table-cell table:formula="of:=[.F3]/(1000000)" office:value-type="float" office:value="7.616844" calcext:value-type="float">
            <text:p>7,616844</text:p>
          </table:table-cell>
          <table:table-cell table:formula="of:=[.G3]/(1000000)" office:value-type="float" office:value="20.887493" calcext:value-type="float">
            <text:p>20,887493</text:p>
          </table:table-cell>
          <table:table-cell table:formula="of:=[.H3]/(1000000)" office:value-type="float" office:value="72.804334" calcext:value-type="float">
            <text:p>72,804334</text:p>
          </table:table-cell>
          <table:table-cell table:formula="of:=[.I3]/(1000000)" office:value-type="float" office:value="449.812419" calcext:value-type="float">
            <text:p>449,8124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/00/0000</text:date>, <text:time style:data-style-name="N2" text:time-value="03:23:10.556360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03:30:19.258813605</dc:date>
    <meta:editing-duration>PT51M58S</meta:editing-duration>
    <meta:editing-cycles>17</meta:editing-cycles>
    <meta:generator>LibreOffice/5.1.6.2$Linux_X86_64 LibreOffice_project/10m0$Build-2</meta:generator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3cm" svg:height="12.98cm" xlink:href=".." xlink:type="simple" chart:class="chart:bar" chart:row-mapping="1 0" chart:style-name="ch1">
        <chart:title svg:x="6.729cm" svg:y="0.394cm" chart:style-name="ch2">
          <text:p>Comparaison méthode d'ajout dans une structure</text:p>
        </chart:title>
        <chart:legend chart:legend-position="bottom" svg:x="8.882cm" svg:y="12.17cm" style:legend-expansion="wide" chart:style-name="ch3"/>
        <chart:plot-area chart:style-name="ch4" table:cell-range-address="averageAjoutFileBinomialeTasMin.B1:averageAjoutFileBinomialeTasMin.I1 averageAjoutFileBinomialeTasMin.A6:averageAjoutFileBinomialeTasMin.I7" chart:data-source-has-labels="both" svg:x="1.47cm" svg:y="1.444cm" svg:width="21.394cm" svg:height="9.493cm">
          <chartooo:coordinate-region svg:x="2.568cm" svg:y="1.657cm" svg:width="20.296cm" svg:height="8.606cm"/>
          <chart:axis chart:dimension="x" chart:name="primary-x" chart:style-name="ch5" chartooo:axis-type="auto">
            <chartooo:date-scale/>
            <chart:title svg:x="9.736cm" svg:y="11.197cm" chart:style-name="ch6">
              <text:p>Nombre d'entrées dans le fichier</text:p>
            </chart:title>
            <chart:categories table:cell-range-address="averageAjoutFileBinomialeTasMin.B1:averageAjoutFileBinomialeTasMin.I1"/>
          </chart:axis>
          <chart:axis chart:dimension="y" chart:name="primary-y" chart:style-name="ch7">
            <chart:title svg:x="0.451cm" svg:y="7.124cm" chart:style-name="ch8">
              <text:p>Temps (ms)</text:p>
            </chart:title>
            <chart:grid chart:style-name="ch9" chart:class="major"/>
          </chart:axis>
          <chart:series chart:style-name="ch10" chart:values-cell-range-address="averageAjoutFileBinomialeTasMin.B7:averageAjoutFileBinomialeTasMin.I7" chart:label-cell-address="averageAjoutFileBinomialeTasMin.A7:averageAjoutFileBinomialeTasMin.A7" chart:class="chart:bar">
            <chart:data-point chart:repeated="8"/>
          </chart:series>
          <chart:series chart:style-name="ch11" chart:values-cell-range-address="averageAjoutFileBinomialeTasMin.B6:averageAjoutFileBinomialeTasMin.I6" chart:label-cell-address="averageAjoutFileBinomialeTasMin.A6:averageAjoutFileBinomialeTasMin.A6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averageAjoutFileBinomialeTasMin.B1:averageAjoutFileBinomialeTasMin.I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50000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TasMin Arbre</text:p>
                <draw:g>
                  <svg:desc>averageAjoutFileBinomialeTasMin.A7:averageAjoutFileBinomialeTasMin.A7</svg:desc>
                </draw:g>
              </table:table-cell>
              <table:table-cell office:value-type="float" office:value="0.267431">
                <text:p>0.267431</text:p>
                <draw:g>
                  <svg:desc>averageAjoutFileBinomialeTasMin.B7:averageAjoutFileBinomialeTasMin.I7</svg:desc>
                </draw:g>
              </table:table-cell>
              <table:table-cell office:value-type="float" office:value="0.282592">
                <text:p>0.282592</text:p>
              </table:table-cell>
              <table:table-cell office:value-type="float" office:value="1.497489">
                <text:p>1.497489</text:p>
              </table:table-cell>
              <table:table-cell office:value-type="float" office:value="0.65048">
                <text:p>0.65048</text:p>
              </table:table-cell>
              <table:table-cell office:value-type="float" office:value="7.616844">
                <text:p>7.616844</text:p>
              </table:table-cell>
              <table:table-cell office:value-type="float" office:value="20.887493">
                <text:p>20.887493</text:p>
              </table:table-cell>
              <table:table-cell office:value-type="float" office:value="72.804334">
                <text:p>72.804334</text:p>
              </table:table-cell>
              <table:table-cell office:value-type="float" office:value="449.812419">
                <text:p>449.812419</text:p>
              </table:table-cell>
            </table:table-row>
            <table:table-row>
              <table:table-cell office:value-type="string">
                <text:p>File Binomiale</text:p>
                <draw:g>
                  <svg:desc>averageAjoutFileBinomialeTasMin.A6:averageAjoutFileBinomialeTasMin.A6</svg:desc>
                </draw:g>
              </table:table-cell>
              <table:table-cell office:value-type="float" office:value="0">
                <text:p>0</text:p>
                <draw:g>
                  <svg:desc>averageAjoutFileBinomialeTasMin.B6:averageAjoutFileBinomialeTasMin.I6</svg:desc>
                </draw:g>
              </table:table-cell>
              <table:table-cell office:value-type="float" office:value="0.709729">
                <text:p>0.709729</text:p>
              </table:table-cell>
              <table:table-cell office:value-type="float" office:value="0.844415">
                <text:p>0.844415</text:p>
              </table:table-cell>
              <table:table-cell office:value-type="float" office:value="2.119983">
                <text:p>2.119983</text:p>
              </table:table-cell>
              <table:table-cell office:value-type="float" office:value="39.508294">
                <text:p>39.508294</text:p>
              </table:table-cell>
              <table:table-cell office:value-type="float" office:value="105.557731">
                <text:p>105.557731</text:p>
              </table:table-cell>
              <table:table-cell office:value-type="float" office:value="499.567877">
                <text:p>499.567877</text:p>
              </table:table-cell>
              <table:table-cell office:value-type="float" office:value="3943.653227">
                <text:p>3943.6532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